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Frutiger-BoldCn" svg:font-family="Frutiger-BoldCn" style:font-family-generic="swiss"/>
    <style:font-face style:name="Frutiger-LightCn" svg:font-family="Frutiger-LightCn" style:font-family-generic="swiss"/>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9" style:family="table-cell" style:parent-style-name="Default">
      <style:text-properties style:font-name="Times New Roman" fo:font-size="12pt" fo:font-style="normal" style:font-size-asian="12pt" style:font-style-asian="normal" style:font-size-complex="12pt" style:font-style-complex="normal"/>
    </style:style>
    <style:style style:name="ce21" style:family="table-cell" style:parent-style-name="Default">
      <style:text-properties style:font-name="Times New Roman"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22" style:family="table-cell" style:parent-style-name="Default">
      <style:text-properties fo:color="#000000"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3" style:family="table-cell" style:parent-style-name="Default">
      <style:text-properties style:font-name="Times New Roman"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4" fo:font-size="11.5pt" fo:language="none" fo:country="none" fo:font-style="italic" style:font-name-asian="Times New Roman4" style:font-size-asian="11.5pt" style:language-asian="none" style:country-asian="none" style:font-style-asian="italic" style:font-name-complex="Times New Roman4" style:font-size-complex="11.5pt" style:language-complex="none" style:country-complex="none" style:font-style-complex="italic"/>
    </style:style>
    <style:style style:name="ce25" style:family="table-cell" style:parent-style-name="Default">
      <style:text-properties style:use-window-font-color="true"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3" style:family="table-cell" style:parent-style-name="Default">
      <style:text-properties fo:color="#000000" style:font-name="Times New Roman3"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4" style:family="table-cell" style:parent-style-name="Default">
      <style:text-properties fo:color="#000000"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9" style:family="table-cell" style:parent-style-name="Default">
      <style:text-properties fo:color="#000000" style:font-name="Times New Roman"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53" style:family="table-cell" style:parent-style-name="Default">
      <style:text-properties style:use-window-font-color="true"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ce68" style:family="table-cell" style:parent-style-name="Default">
      <style:text-properties style:use-window-font-color="true"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62" style:family="table-cell" style:parent-style-name="Default">
      <style:text-properties style:use-window-font-color="true" style:font-name="Times New Roman"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3"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1"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1" fo:font-size="12pt" fo:language="none" fo:country="none" fo:font-style="italic" fo:text-shadow="none" style:text-underline-style="none" style:text-underline-mode="continuous" style:text-overline-mode="continuous" style:text-line-through-mode="continuous" style:font-name-asian="Times New Roman1" style:font-size-asian="12pt" style:language-asian="none" style:country-asian="none" style:font-style-asian="italic" style:font-name-complex="Times New Roman1"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1"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5"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9" style:family="table-cell" style:parent-style-name="Default">
      <style:text-properties fo:color="#000000"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110" style:family="table-cell" style:parent-style-name="Default">
      <style:text-properties style:use-window-font-color="true" style:font-name="Times New Roman" fo:font-size="12pt" fo:language="none" fo:country="none" fo:font-style="italic" style:font-name-asian="Frutiger-LightCn" style:font-size-asian="12pt" style:language-asian="none" style:country-asian="none" style:font-style-asian="italic" style:font-name-complex="Frutiger-LightCn" style:font-size-complex="12pt" style:language-complex="none" style:country-complex="none" style:font-style-complex="italic"/>
    </style:style>
    <style:style style:name="ce111" style:family="table-cell" style:parent-style-name="Default">
      <style:text-properties fo:color="#000000" style:font-name="Times New Roman" fo:font-size="12pt" fo:language="none" fo:country="none" fo:font-style="italic" style:font-name-asian="Frutiger-LightCn" style:font-size-asian="12pt" style:language-asian="none" style:country-asian="none" style:font-style-asian="italic" style:font-name-complex="Frutiger-LightCn" style:font-size-complex="12pt" style:language-complex="none" style:country-complex="none" style:font-style-complex="italic"/>
    </style:style>
    <style:style style:name="ce108" style:family="table-cell" style:parent-style-name="Default">
      <style:text-properties fo:color="#000000"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113" style:family="table-cell" style:parent-style-name="Default">
      <style:text-properties style:use-window-font-color="true"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1"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1" style:family="table-cell" style:parent-style-name="Default">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 fo:font-size="12pt" fo:language="es" fo:country="ES" style:font-size-asian="12pt" style:font-name-complex="Lucida Sans" style:font-size-complex="12pt"/>
    </style:style>
    <style:style style:name="ce97" style:family="table-cell" style:parent-style-name="Default">
      <style:text-properties style:font-name="Times New Roman" fo:font-size="12pt" fo:font-weight="normal" style:font-size-asian="12pt" style:font-weight-asian="normal" style:font-size-complex="12pt" style:font-weight-complex="normal"/>
    </style:style>
    <style:style style:name="ce127" style:family="table-cell" style:parent-style-name="Default">
      <style:table-cell-properties style:text-align-source="fix" style:repeat-content="false"/>
      <style:paragraph-properties fo:text-align="start" fo:margin-left="0cm"/>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 fo:font-size="12pt" style:font-name-asian="Times New Roman1" style:font-name-complex="Times New Roman1" style:font-size-asian="12pt" style:font-size-complex="12pt"/>
    </style:style>
    <style:style style:name="T8" style:family="text">
      <style:text-properties style:font-name="Times New Roman" fo:font-size="12pt" style:font-name-asian="Times New Roman1" style:font-name-complex="Times New Roman1"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fo:color="#000000" style:font-name="Times New Roman"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font-name="Times New Roman"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size-asian="12pt" style:font-size-complex="12pt" fo:font-weight="normal" style:font-weight-asian="normal" style:font-weight-complex="normal"/>
    </style:style>
    <style:style style:name="T16" style:family="text">
      <style:text-properties style:font-name="Times New Roman" fo:font-size="12pt" style:font-size-asian="12pt" style:font-size-complex="12pt" fo:font-weight="bold" style:font-weight-asian="bold" style:font-weight-complex="bold"/>
    </style:style>
    <style:style style:name="T17" style:family="text">
      <style:text-properties style:font-name="Times New Roman"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0"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use-window-font-color="true"/>
    </style:style>
    <style:style style:name="T21" style:family="text">
      <style:text-properties style:letter-kerning="true"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2" style:family="text">
      <style:text-properties style:font-name="Times New Roman"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3"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style:style>
    <style:style style:name="T27"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style:style>
    <style:style style:name="T28"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normal" style:font-weight-asian="normal" style:font-weight-complex="normal"/>
    </style:style>
    <style:style style:name="T29"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1"/>
    </style:style>
    <style:style style:name="T31" style:family="text">
      <style:text-properties style:font-name="Times New Roman1"/>
    </style:style>
    <style:style style:name="T32"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 style:font-weight-asian="normal" style:font-weight-complex="normal" style:font-style-asian="italic" style:font-style-complex="italic"/>
    </style:style>
    <style:style style:name="T34" style:family="text">
      <style:text-properties style:font-name="Times New Roman" fo:font-size="12pt" fo:font-style="italic" style:font-size-asian="12pt" style:font-size-complex="12pt" style:font-style-asian="italic" style:font-style-complex="italic"/>
    </style:style>
    <style:style style:name="T35" style:family="text">
      <style:text-properties style:font-name="Times New Roman"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36" style:family="text">
      <style:text-properties style:font-name="Times New Roman" fo:font-size="12pt" fo:font-style="italic" style:font-size-asian="12pt" style:font-size-complex="12pt" style:font-style-asian="italic" style:font-style-complex="italic" style:font-name-asian="Times New Roman1" style:font-name-complex="Times New Roman1"/>
    </style:style>
    <style:style style:name="T37"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 style:font-size-asian="12pt" style:font-size-complex="12pt" style:font-weight-asian="bold" style:font-weight-complex="bold" style:font-style-asian="italic" style:font-style-complex="italic"/>
    </style:style>
    <style:style style:name="T44"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1" fo:font-weight="bold" style:font-weight-asian="bold" style:font-weight-complex="bold"/>
    </style:style>
    <style:style style:name="T48"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49"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color="#000000" fo:font-size="12pt" fo:font-weight="bold" style:font-weight-asian="bold" style:font-weight-complex="bold"/>
    </style:style>
    <style:style style:name="T50"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 style:font-style-asian="italic" style:font-style-complex="italic" style:use-window-font-color="true"/>
    </style:style>
    <style:style style:name="T53" style:family="text">
      <style:text-properties style:font-name-asian="Times New Roman1" style:font-name-complex="Times New Roman1"/>
    </style:style>
    <style:style style:name="T54" style:family="text">
      <style:text-properties style:font-name-asian="Times New Roman1" style:font-name-complex="Times New Roman1"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1" style:font-name-complex="Times New Roman1"/>
    </style:style>
    <style:style style:name="T58" style:family="text">
      <style:text-properties fo:font-weight="bold" style:font-name-asian="Times New Roman1" style:font-name-complex="Times New Roman1"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 fo:font-size="12pt" fo:font-style="italic" style:font-size-asian="12pt" style:font-size-complex="12pt" style:font-style-asian="italic" style:font-style-complex="italic"/>
    </style:style>
    <style:style style:name="T73" style:family="text">
      <style:text-properties fo:color="#000000" style:font-name="Times New Roman"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
    </style:style>
    <style:style style:name="T108" style:family="text">
      <style:text-properties style:font-name="Times New Roman" fo:font-weight="bold" style:font-weight-asian="bold" style:font-weight-complex="bold"/>
    </style:style>
    <style:style style:name="T109"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 fo:font-size="12pt" fo:font-style="italic" style:font-name-asian="Times New Roman1" style:font-name-complex="Times New Roman1" style:font-size-asian="12pt" style:font-size-complex="12pt" style:font-style-asian="italic" style:font-style-complex="italic"/>
    </style:style>
    <style:style style:name="T125" style:family="text">
      <style:text-properties style:font-name="Times New Roman"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1" style:font-name-complex="Times New Roman1" style:font-size-asian="12pt" style:font-size-complex="12pt" style:font-style-asian="italic" style:font-style-complex="italic"/>
    </style:style>
    <style:style style:name="T129" style:family="text">
      <style:text-properties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30" style:family="text">
      <style:text-properties style:font-name="Times New Roman" fo:font-size="12pt" style:font-name-asian="Times New Roman1" style:font-name-complex="Times New Roman1"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 fo:font-size="12pt" style:font-name-asian="Times New Roman1" style:font-name-complex="Times New Roman1"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160" style:family="text">
      <style:text-properties style:font-name="Times New Roman1"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61" style:family="text">
      <style:text-properties style:font-name="Times New Roman1" fo:font-size="12pt" fo:font-style="italic" style:font-name-asian="Times New Roman1" style:font-name-complex="Times New Roman1" style:font-size-asian="12pt" style:font-size-complex="12pt" style:font-style-asian="italic" style:font-style-complex="italic"/>
    </style:style>
    <style:style style:name="T162" style:family="text">
      <style:text-properties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 New Roman1" style:font-name-complex="Times New Roman1"/>
    </style:style>
    <style:style style:name="T167" style:family="text">
      <style:text-properties style:font-name="Times New Roman" fo:font-size="12pt" fo:font-style="italic" style:font-size-asian="12pt" style:font-size-complex="12pt" style:font-style-asian="italic" style:font-style-complex="italic" style:font-name-asian="Times New Roman1" style:font-name-complex="Times New Roman1" fo:font-weight="bold" style:font-weight-asian="bold" style:font-weight-complex="bold"/>
    </style:style>
    <style:style style:name="T168" style:family="text">
      <style:text-properties style:font-name="Times New Roman" fo:font-size="12pt" fo:font-style="italic" style:font-size-asian="12pt" style:font-size-complex="12pt" style:font-style-asian="italic" style:font-style-complex="italic" fo:font-weight="normal" style:font-name-asian="Times New Roman1" style:font-name-complex="Times New Roman1"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1"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1" style:font-name-asian="Times New Roman1" style:font-name-complex="Times New Roman1"/>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 fo:font-style="italic" style:font-style-asian="italic" style:font-style-complex="italic"/>
    </style:style>
    <style:style style:name="T192" style:family="text">
      <style:text-properties style:font-name="Times New Roman" fo:font-style="italic" style:font-style-asian="italic" style:font-style-complex="italic" fo:font-weight="bold" style:font-weight-asian="bold" style:font-weight-complex="bold"/>
    </style:style>
    <style:style style:name="T193" style:family="text">
      <style:text-properties style:font-name="Times New Roman"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 fo:font-size="12pt" fo:font-style="italic" style:font-style-asian="italic" style:font-style-complex="italic"/>
    </style:style>
    <style:style style:name="T195" style:family="text">
      <style:text-properties style:font-name="Times New Roman" fo:font-size="12pt" fo:font-style="italic" style:font-style-asian="italic" style:font-style-complex="italic" fo:font-weight="bold" style:font-weight-asian="bold" style:font-weight-complex="bold"/>
    </style:style>
    <style:style style:name="T196" style:family="text">
      <style:text-properties style:font-name="Times New Roman"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 fo:font-size="12pt" style:font-size-asian="12pt" style:font-size-complex="12pt"/>
    </style:style>
    <style:style style:name="T203" style:family="text">
      <style:text-properties fo:color="#000000" style:font-name="Times New Roman" fo:font-size="12pt" style:font-size-asian="12pt" style:font-size-complex="12pt" fo:font-weight="bold" style:font-weight-asian="bold" style:font-weight-complex="bold"/>
    </style:style>
    <style:style style:name="T204"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asian="TimesNewRomanPSMT" style:font-name-complex="TimesNewRomanPSMT" style:font-name="Times New Roman" fo:font-size="12pt" style:font-size-asian="12pt" style:font-size-complex="12pt" fo:font-style="italic" style:font-style-asian="italic" style:font-style-complex="italic"/>
    </style:style>
    <style:style style:name="T236" style:family="text">
      <style:text-properties style:font-name-asian="TimesNewRomanPSMT" style:font-name-complex="TimesNewRomanPSMT" style:font-name="Times New Roman" fo:font-size="12pt" style:font-size-asian="12pt" style:font-size-complex="12pt" fo:font-style="italic" style:font-style-asian="italic" style:font-style-complex="italic" fo:font-weight="bold" style:font-weight-asian="bold" style:font-weight-complex="bold"/>
    </style:style>
    <style:style style:name="T237" style:family="text">
      <style:text-properties style:font-name="Times New Roman" fo:font-size="12pt" style:font-size-asian="12pt" style:font-size-complex="12pt" fo:font-style="italic" style:font-style-asian="italic" style:font-style-complex="italic" fo:color="#000000"/>
    </style:style>
    <style:style style:name="T238" style:family="text">
      <style:text-properties style:font-name="Times New Roman" fo:font-size="12pt" style:font-size-asian="12pt" style:font-size-complex="12pt" fo:font-style="italic" style:font-style-asian="italic" style:font-style-complex="italic" fo:color="#000000" fo:font-weight="bold" style:font-weight-asian="bold" style:font-weight-complex="bold"/>
    </style:style>
    <style:style style:name="T239" style:family="text">
      <style:text-properties style:font-name="Times New Roman" fo:font-size="12pt" style:font-size-asian="12pt" style:font-size-complex="12pt" fo:font-style="italic" style:font-style-asian="italic" style:font-style-complex="italic"/>
    </style:style>
    <style:style style:name="T240" style:family="text">
      <style:text-properties style:font-name="Times New Roman" fo:font-size="12pt" style:font-size-asian="12pt" style:font-size-complex="12pt" fo:font-style="italic" style:font-style-asian="italic" style:font-style-complex="italic" fo:font-weight="bold" style:font-weight-asian="bold" style:font-weight-complex="bold"/>
    </style:style>
    <style:style style:name="T241" style:family="text">
      <style:text-properties style:font-weight-complex="bold" style:font-weight-asian="bold" fo:font-weight="bold"/>
    </style:style>
    <style:style style:name="T242" style:family="text">
      <style:text-properties style:font-name="Times New Roman" fo:font-size="12pt" style:font-size-asian="12pt" style:font-size-complex="12pt" fo:font-style="italic" style:font-style-asian="italic" style:font-style-complex="italic" style:font-name-asian="Frutiger-LightCn" style:font-name-complex="Frutiger-LightCn"/>
    </style:style>
    <style:style style:name="T243" style:family="text">
      <style:text-properties style:font-name="Times New Roman" fo:font-size="12pt" style:font-size-asian="12pt" style:font-size-complex="12pt" fo:font-style="italic" style:font-style-asian="italic" style:font-style-complex="italic" style:font-name-asian="Frutiger-LightCn" style:font-name-complex="Frutiger-LightCn" fo:font-weight="bold" style:font-weight-asian="bold" style:font-weight-complex="bold"/>
    </style:style>
    <style:style style:name="T244" style:family="text">
      <style:text-properties style:font-name="Times New Roman" fo:font-size="12pt" style:font-size-asian="12pt" style:font-size-complex="12pt" fo:font-style="italic" style:font-style-asian="italic" style:font-style-complex="italic" fo:font-weight="bold" style:font-name-asian="Frutiger-BoldCn" style:font-name-complex="Frutiger-BoldCn" style:font-weight-asian="bold" style:font-weight-complex="bold"/>
    </style:style>
    <style:style style:name="T245" style:family="text">
      <style:text-properties style:font-name-asian="Frutiger-LightCn" style:font-name-complex="Frutiger-LightCn" style:font-name="Times New Roman" fo:font-size="12pt" style:font-size-asian="12pt" style:font-size-complex="12pt" fo:font-style="italic" style:font-style-asian="italic" style:font-style-complex="italic"/>
    </style:style>
    <style:style style:name="T246"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4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4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49" style:family="text">
      <style:text-properties style:font-name="Times New Roman" fo:font-size="12pt" style:font-size-asian="12pt" style:font-size-complex="12pt" fo:font-style="italic" style:font-style-asian="italic" style:font-style-complex="italic" fo:font-weight="bold" style:font-weight-asian="bold" style:font-weight-complex="bold" style:font-name-asian="Frutiger-LightCn" style:font-name-complex="Frutiger-LightCn"/>
    </style:style>
    <style:style style:name="T250"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style:style>
    <style:style style:name="T251"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fo:font-weight="bold" style:font-weight-asian="bold" style:font-weight-complex="bold"/>
    </style:style>
    <style:style style:name="T252" style:family="text">
      <style:text-properties fo:font-size="12pt" style:font-size-asian="12pt" style:font-size-complex="12pt" fo:font-style="italic" style:font-style-asian="italic" style:font-style-complex="italic" fo:color="#000000"/>
    </style:style>
    <style:style style:name="T253"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54" style:family="text">
      <style:text-properties style:font-name="Times New Roman" style:font-name-asian="Times New Roman" style:font-name-complex="Times New Roman"/>
    </style:style>
    <style:style style:name="T25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7"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8"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9"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0"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1"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3"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4"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5" style:family="text">
      <style:text-properties style:font-name="Times New Roman1" style:font-name-asian="Times New Roman1" style:font-name-complex="Times New Roman1"/>
    </style:style>
    <style:style style:name="T266" style:family="text">
      <style:text-properties style:font-name="Times New Roman" fo:font-size="12pt" style:font-size-asian="12pt" style:font-size-complex="12pt" style:font-name-complex="Times New Roman"/>
    </style:style>
    <style:style style:name="T267" style:family="text">
      <style:text-properties style:font-name="Times New Roman" fo:font-size="12pt" style:font-size-asian="12pt" style:font-size-complex="12pt" style:font-name-complex="Times New Roman1"/>
    </style:style>
    <style:style style:name="T268" style:family="text">
      <style:text-properties style:font-name="Times New Roman" fo:font-size="12pt" style:font-size-asian="12pt" style:font-size-complex="12pt" style:font-name-complex="Times New Roman" fo:font-style="italic" style:font-style-complex="italic"/>
    </style:style>
    <style:style style:name="T269" style:family="text">
      <style:text-properties style:font-name="Times New Roman" fo:font-size="12pt" style:font-size-asian="12pt" style:font-size-complex="12pt" style:font-name-complex="Times New Roman" fo:font-style="normal" style:font-style-complex="normal"/>
    </style:style>
    <style:style style:name="T270" style:family="text">
      <style:text-properties style:font-name="Times New Roman" fo:font-size="12pt" style:font-name-complex="Times New Roman" style:font-size-asian="12pt" style:font-size-complex="12pt"/>
    </style:style>
    <style:style style:name="T271" style:family="text">
      <style:text-properties style:font-name="Times New Roman" fo:font-style="italic" style:font-style-complex="italic"/>
    </style:style>
    <style:style style:name="T272" style:family="text">
      <style:text-properties style:font-name="Times New Roman" fo:font-size="12pt" style:font-name-complex="Times New Roman" style:font-size-asian="12pt" style:font-size-complex="12pt" fo:font-style="italic" style:font-style-complex="italic"/>
    </style:style>
    <style:style style:name="T273" style:family="text">
      <style:text-properties style:font-name="Times New Roman" fo:font-size="12pt" style:font-size-asian="12pt" style:font-size-complex="12pt" fo:font-style="normal" style:font-style-complex="normal"/>
    </style:style>
    <style:style style:name="T274" style:family="text">
      <style:text-properties style:font-name="Times New Roman" fo:font-size="12pt" style:font-size-asian="12pt" style:font-size-complex="12pt" fo:font-style="italic" style:font-style-complex="italic"/>
    </style:style>
    <style:style style:name="T275" style:family="text">
      <style:text-properties fo:font-size="12pt" style:font-size-asian="12pt" style:font-size-complex="12pt" fo:font-style="italic" style:font-style-complex="italic"/>
    </style:style>
    <style:style style:name="T27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7"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78"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9"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80"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fo:language="es" fo:country="ES" style:language-asian="zh" style:country-asian="CN" style:language-complex="hi" style:country-complex="IN" style:font-name-asian="Times New Roman1" style:font-name-complex="Times New Roman1"/>
    </style:style>
    <style:style style:name="T281" style:family="text">
      <style:text-properties fo:font-size="12pt" style:font-size-asian="12pt" style:font-size-complex="12pt" fo:font-style="normal" style:font-style-complex="normal" style:font-name="Times New Roman"/>
    </style:style>
    <style:style style:name="T282" style:family="text">
      <style:text-properties style:font-name="Times New Roman" style:font-name-complex="Times New Roman"/>
    </style:style>
    <style:style style:name="T283" style:family="text">
      <style:text-properties style:font-name="Times New Roman" style:font-name-complex="Times New Roman" fo:font-style="italic" style:font-style-complex="italic"/>
    </style:style>
    <style:style style:name="T284" style:family="text">
      <style:text-properties style:font-name="Times New Roman" style:font-name-complex="Times New Roman" fo:font-weight="normal" fo:font-style="italic" fo:language="en" fo:country="US" style:font-weight-complex="normal" style:font-style-complex="italic"/>
    </style:style>
    <style:style style:name="T285" style:family="text">
      <style:text-properties style:font-name="Times New Roman" style:font-name-complex="Times New Roman" fo:font-weight="normal" fo:language="en" fo:country="US" style:font-weight-complex="normal" fo:font-style="normal" style:font-style-complex="normal"/>
    </style:style>
    <style:style style:name="T286" style:family="text">
      <style:text-properties style:font-name="Times New Roman" style:font-name-complex="Times New Roman" fo:font-weight="normal" fo:language="en" fo:country="US" style:font-weight-complex="normal" fo:font-style="italic" style:font-style-complex="italic"/>
    </style:style>
    <style:style style:name="T287" style:family="text">
      <style:text-properties style:font-name="Times New Roman" style:font-name-complex="Times New Roman" fo:font-weight="normal" fo:language="en" fo:country="US" style:font-weight-complex="normal" fo:font-style="normal" style:font-style-complex="normal" style:font-name-asian="Times New Roman1"/>
    </style:style>
    <style:style style:name="T288" style:family="text">
      <style:text-properties style:font-name="Times New Roman" fo:font-size="12pt" style:font-name-complex="Times New Roman" style:font-size-asian="12pt" style:font-size-complex="12pt" fo:font-style="normal" style:font-style-complex="normal"/>
    </style:style>
    <style:style style:name="T289" style:family="text">
      <style:text-properties style:font-name-complex="Times New Roman"/>
    </style:style>
    <style:style style:name="T290" style:family="text">
      <style:text-properties style:font-name-complex="Times New Roman1"/>
    </style:style>
    <style:style style:name="T291" style:family="text">
      <style:text-properties style:font-name-complex="Times New Roman" fo:font-style="italic" style:font-style-complex="italic"/>
    </style:style>
    <style:style style:name="T292" style:family="text">
      <style:text-properties style:font-name-complex="Times New Roman" fo:font-style="normal" style:font-style-complex="normal"/>
    </style:style>
    <style:style style:name="T293" style:family="text">
      <style:text-properties fo:font-size="12pt" style:font-name-complex="Times New Roman" style:font-size-asian="12pt" style:font-size-complex="12pt"/>
    </style:style>
    <style:style style:name="T294" style:family="text">
      <style:text-properties fo:font-size="12pt" style:font-size-asian="12pt" style:font-size-complex="12pt" style:font-name-complex="Times New Roman1"/>
    </style:style>
    <style:style style:name="T295" style:family="text">
      <style:text-properties fo:font-size="12pt" style:font-size-asian="12pt" style:font-size-complex="12pt" style:font-name-complex="Times New Roman1" fo:font-style="italic" style:font-style-complex="italic"/>
    </style:style>
    <style:style style:name="T296"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style>
    <style:style style:name="T297"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fo:font-style="italic" style:font-style-complex="italic"/>
    </style:style>
    <style:style style:name="T298"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style:style>
    <style:style style:name="T299"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0"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301"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302" style:family="text">
      <style:text-properties fo:font-style="italic" style:font-style-complex="italic"/>
    </style:style>
    <style:style style:name="T303"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 style:font-style-asian="italic" style:font-style-complex="italic"/>
    </style:style>
    <style:style style:name="T304"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 fo:font-style="normal" style:font-style-asian="normal" style:font-style-complex="normal"/>
    </style:style>
    <style:style style:name="T305"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1" style:font-name-asian="Times New Roman1" style:font-name-complex="Times New Roman1"/>
    </style:style>
    <style:style style:name="T306"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307"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308"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9" style:family="text">
      <style:text-properties style:font-name="Times New Roman1"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10"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fo:font-style="italic" style:font-name-asian="Segoe UI" style:font-name-complex="Times New Roman" style:font-style-complex="italic"/>
    </style:style>
    <style:style style:name="T31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style:font-name-asian="Segoe UI" style:font-name-complex="Times New Roman" fo:font-style="normal" style:font-style-complex="normal"/>
    </style:style>
    <style:style style:name="T31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style:font-name-asian="Times New Roman1" style:font-name-complex="Times New Roman1"/>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5">–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5">–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5">–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55">(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6">Bernat. 1980 </text:span><text:span text:style-name="T267">[1545]</text:span><text:span text:style-name="T266">. </text:span><text:span text:style-name="T268">Linguae vasconum primitiae</text:span><text:span text:style-name="T269">.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70">Leizarraga, Joanes. 1990 </text:span><text:span text:style-name="T267">[</text:span><text:span text:style-name="T266">1571</text:span><text:span text:style-name="T267">]</text:span><text:span text:style-name="T266">. </text:span><text:span text:style-name="T268">Iesus Christ gure iaunaren testamentu berria, Othoitza ecclesiasticoen forma,Catechismea, Kalendrera, ABC edo christinoen instructionea</text:span><text:span text:style-name="T269">.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71">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70">Urkixo, Julio. 1919. </text:span><text:span text:style-name="T272">El refranero vasco</text:span><text:span text:style-name="T270">, vol. I: </text:span><text:span text:style-name="T272">Los refranes de Garibay</text:span><text:span text:style-name="T270">.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3">Betolazaren “Doctrina christiana”. </text:span><text:span text:style-name="T274">Euskera</text:span><text:span text:style-name="T273">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3">Betolazaren “Doctrina christiana”. </text:span><text:span text:style-name="T274">Euskera</text:span><text:span text:style-name="T273">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3">Betolazaren “Doctrina christiana”. </text:span><text:span text:style-name="T274">Euskera</text:span><text:span text:style-name="T273">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5">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5">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5">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5">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5">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6">Floristán, José M</text:span><text:span text:style-name="T277">a</text:span><text:span text:style-name="T276">. 1993. Conflictos fronterizos, espionaje y vascuence a finales del siglo XVI: 20 documentos inéditos. </text:span><text:span text:style-name="T278">Fontes Linguae Vasconum</text:span><text:span text:style-name="T279"> 63. 177</text:span><text:span text:style-name="T280">‒</text:span><text:span text:style-name="T281">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5">‒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5">‒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5">–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54">–</text:span>1617)</text:p>
          </table:table-cell>
          <table:table-cell table:style-name="ce12" office:value-type="string" calcext:value-type="string">
            <text:p><text:span text:style-name="T14">Lakarra, Joseba A., Gidor Bilbao &amp; Céline Mounole. Forthcoming. </text:span><text:span text:style-name="T274">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54">–</text:span>1617)</text:p>
          </table:table-cell>
          <table:table-cell table:style-name="ce12" office:value-type="string" calcext:value-type="string">
            <text:p><text:span text:style-name="T14">Lakarra, Joseba A., Gidor Bilbao &amp; Céline Mounole. Forthcoming. </text:span><text:span text:style-name="T274">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70">Krajewska, Dorota, Eneko Zuloaga, Ekaitz Santazilia, Borja Ariztimuño, Oxel Uribe-Etxebarria &amp; Urtzi Reguero. 2017. </text:span><text:span text:style-name="T272">Esteve Materraren Do(c)trina Christiana (1617 &amp; 1623): Edizioa eta azterketa</text:span><text:span text:style-name="T270">.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70">Krajewska, Dorota, Eneko Zuloaga, Ekaitz Santazilia, Borja Ariztimuño, Oxel Uribe-Etxebarria &amp; Urtzi Reguero. 2017. </text:span><text:span text:style-name="T272">Esteve Materraren Do(c)trina Christiana (1617 &amp; 1623): Edizioa eta azterketa</text:span><text:span text:style-name="T270">.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70">Krajewska, Dorota, Eneko Zuloaga, Ekaitz Santazilia, Borja Ariztimuño, Oxel Uribe-Etxebarria &amp; Urtzi Reguero. 2017. </text:span><text:span text:style-name="T272">Esteve Materraren Do(c)trina Christiana (1617 &amp; 1623): Edizioa eta azterketa</text:span><text:span text:style-name="T270">.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55">Voltoire’s </text:span><text:span text:style-name="T4">L’Interprect ou traduction du françois, espagnol &amp; basque</text:span><text:span text:style-name="T3"> (1620)</text:span></text:p>
          </table:table-cell>
          <table:table-cell table:style-name="ce12" office:value-type="string" calcext:value-type="string">
            <text:p><text:span text:style-name="T282">Lakarra, Joseba A. 1999. </text:span><text:span text:style-name="T283">L’Interprect ou traduction du françois, espagol &amp; basque</text:span><text:span text:style-name="T282"> (~ 1620): II. Elkarrizketak. </text:span><text:span text:style-name="T284">International Journal of Basque Linguistics and Philology </text:span><text:span text:style-name="T285">[</text:span><text:span text:style-name="T286">ASJU</text:span><text:span text:style-name="T285">] 33(2). 493</text:span><text:span text:style-name="T287">–</text:span><text:span text:style-name="T285">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55">Voltoire’s </text:span><text:span text:style-name="T4">L’Interprect ou traduction du françois, espagnol &amp; basque</text:span><text:span text:style-name="T3"> (1620)</text:span></text:p>
          </table:table-cell>
          <table:table-cell table:style-name="ce12" office:value-type="string" calcext:value-type="string">
            <text:p><text:span text:style-name="T282">Lakarra, Joseba A. 1999. </text:span><text:span text:style-name="T283">L’Interprect ou traduction du françois, espagol &amp; basque</text:span><text:span text:style-name="T282"> (~ 1620): II. Elkarrizketak. </text:span><text:span text:style-name="T284">International Journal of Basque Linguistics and Philology </text:span><text:span text:style-name="T285">[</text:span><text:span text:style-name="T286">ASJU</text:span><text:span text:style-name="T285">] 33(2). 493</text:span><text:span text:style-name="T287">–</text:span><text:span text:style-name="T285">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55">Voltoire’s </text:span><text:span text:style-name="T4">L’Interprect ou traduction du françois, espagnol &amp; basque</text:span><text:span text:style-name="T3"> (1620)</text:span></text:p>
          </table:table-cell>
          <table:table-cell table:style-name="ce12" office:value-type="string" calcext:value-type="string">
            <text:p><text:span text:style-name="T282">Lakarra, Joseba A. 1999. </text:span><text:span text:style-name="T283">L’Interprect ou traduction du françois, espagol &amp; basque</text:span><text:span text:style-name="T282"> (~ 1620): II. Elkarrizketak. </text:span><text:span text:style-name="T284">International Journal of Basque Linguistics and Philology </text:span><text:span text:style-name="T285">[</text:span><text:span text:style-name="T286">ASJU</text:span><text:span text:style-name="T285">] 33(2). 493</text:span><text:span text:style-name="T287">–</text:span><text:span text:style-name="T285">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56">Beriain’s </text:span><text:span text:style-name="T257">Tratado de como se ha de oyr missa</text:span><text:span text:style-name="T258"> (1621)</text:span></text:p>
          </table:table-cell>
          <table:table-cell table:style-name="ce12" office:value-type="string" calcext:value-type="string">
            <text:p><text:span text:style-name="T270">Beriain, Juan. 1621. </text:span><text:span text:style-name="T272">Tratado de como se ha de oyr missa</text:span><text:span text:style-name="T288">.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56">Axular’s </text:span><text:span text:style-name="T257">Gero</text:span><text:span text:style-name="T258">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70">Kapanaga, Martin O. 1656. </text:span><text:span text:style-name="T272">Exposición breue de la doctrina christiana</text:span><text:span text:style-name="T288">.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9">Oihenart, Arnaud. 2003 </text:span><text:span text:style-name="T290">[1657]</text:span><text:span text:style-name="T289">. </text:span><text:span text:style-name="T291">Euskal atsotitzak eta neurtitzak</text:span><text:span text:style-name="T292">.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67">[1657]</text:span><text:span text:style-name="T266">. </text:span><text:span text:style-name="T268">Euskal atsotitzak eta neurtitzak</text:span><text:span text:style-name="T26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67">[1657]</text:span><text:span text:style-name="T266">. </text:span><text:span text:style-name="T268">Euskal atsotitzak eta neurtitzak</text:span><text:span text:style-name="T26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67">[1657]</text:span><text:span text:style-name="T266">. </text:span><text:span text:style-name="T268">Euskal atsotitzak eta neurtitzak</text:span><text:span text:style-name="T26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67">[1657]</text:span><text:span text:style-name="T266">. </text:span><text:span text:style-name="T268">Euskal atsotitzak eta neurtitzak</text:span><text:span text:style-name="T26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67">[1657]</text:span><text:span text:style-name="T266">. </text:span><text:span text:style-name="T268">Euskal atsotitzak eta neurtitzak</text:span><text:span text:style-name="T26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67">[1657]</text:span><text:span text:style-name="T266">. </text:span><text:span text:style-name="T268">Euskal atsotitzak eta neurtitzak</text:span><text:span text:style-name="T26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9">Oihenart, Arnaud. 2003 </text:span><text:span text:style-name="T290">[1657]</text:span><text:span text:style-name="T289">. </text:span><text:span text:style-name="T291">Euskal atsotitzak eta neurtitzak</text:span><text:span text:style-name="T292">.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9">Oihenart, Arnaud. 2003 </text:span><text:span text:style-name="T290">[1657]</text:span><text:span text:style-name="T289">. </text:span><text:span text:style-name="T291">Euskal atsotitzak eta neurtitzak</text:span><text:span text:style-name="T292">.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9">Oihenart, Arnaud. 2003 </text:span><text:span text:style-name="T290">[1657]</text:span><text:span text:style-name="T289">. </text:span><text:span text:style-name="T291">Euskal atsotitzak eta neurtitzak</text:span><text:span text:style-name="T292">.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9">Tartas’ </text:span><text:span text:style-name="T260">Onsa hilceco bidia</text:span><text:span text:style-name="T261"> (1666)</text:span></text:p>
          </table:table-cell>
          <table:table-cell table:style-name="ce12" office:value-type="string" calcext:value-type="string">
            <text:p><text:span text:style-name="T14">Tartas, Ioan. 1666 </text:span><text:span text:style-name="T274">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9">Tartas’ </text:span><text:span text:style-name="T260">Onsa hilceco bidia</text:span><text:span text:style-name="T261"> (1666)</text:span></text:p>
          </table:table-cell>
          <table:table-cell table:style-name="ce12" office:value-type="string" calcext:value-type="string">
            <text:p><text:span text:style-name="T14">Tartas, Ioan. 1666 </text:span><text:span text:style-name="T274">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9">Tartas’ </text:span><text:span text:style-name="T260">Onsa hilceco bidia</text:span><text:span text:style-name="T261"> (1666)</text:span></text:p>
          </table:table-cell>
          <table:table-cell table:style-name="ce12" office:value-type="string" calcext:value-type="string">
            <text:p><text:span text:style-name="T14">Tartas, Ioan. 1666 </text:span><text:span text:style-name="T274">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9">Tartas’ </text:span><text:span text:style-name="T260">Onsa hilceco bidia</text:span><text:span text:style-name="T261"> (1666)</text:span></text:p>
          </table:table-cell>
          <table:table-cell table:style-name="ce12" office:value-type="string" calcext:value-type="string">
            <text:p><text:span text:style-name="T14">Tartas, Ioan. 1666 </text:span><text:span text:style-name="T274">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9">Tartas’ </text:span><text:span text:style-name="T260">Onsa hilceco bidia</text:span><text:span text:style-name="T261"> (1666)</text:span></text:p>
          </table:table-cell>
          <table:table-cell table:style-name="ce12" office:value-type="string" calcext:value-type="string">
            <text:p><text:span text:style-name="T14">Tartas, Ioan. 1666 </text:span><text:span text:style-name="T274">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4">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4">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4">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4">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4">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4">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9">(18) [present participle + </text:span><text:span text:style-name="T260">izan</text:span><text:span text:style-name="T261">]</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62">Otxoa de Arin’s </text:span><text:span text:style-name="T263">Doctrina christianaren explicacioa</text:span><text:span text:style-name="T264"> (1713)</text:span></text:p>
          </table:table-cell>
          <table:table-cell table:style-name="ce9" office:value-type="string" calcext:value-type="string">
            <text:p><text:span text:style-name="T293">Otxoa de Arin, Joseph. 1902 </text:span><text:span text:style-name="T294">[1713]. </text:span><text:span text:style-name="T295">Doctrina christianaren explicacioa</text:span><text:span text:style-name="T294">.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56">Xurio’s </text:span><text:span text:style-name="T257">Jesu-Christoren imitacionea</text:span><text:span text:style-name="T258"> (1720)</text:span></text:p>
          </table:table-cell>
          <table:table-cell table:style-name="ce12" office:value-type="string" calcext:value-type="string">
            <text:p><text:span text:style-name="T14">Xurio, Mixel. 1872 </text:span><text:span text:style-name="T273">[1720]. </text:span><text:span text:style-name="T274">Jesu-Christoren imitacionea</text:span><text:span text:style-name="T273">.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62">Barrutia’s </text:span><text:span text:style-name="T263">Acto para la Noche Buena</text:span><text:span text:style-name="T264">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5">–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6">Elizalde, Francisco. 1735. </text:span><text:span text:style-name="T297">Apezendaco dotrina christiana uscáras</text:span><text:span text:style-name="T298">.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6">Elizalde, Francisco. 1735. </text:span><text:span text:style-name="T297">Apezendaco dotrina christiana uscáras</text:span><text:span text:style-name="T298">.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6">Elizalde, Francisco. 1735. </text:span><text:span text:style-name="T297">Apezendaco dotrina christiana uscáras</text:span><text:span text:style-name="T298">.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9">Urkizu, Diego de. 1737. </text:span><text:span text:style-name="T300">Virgina Santissimien Errosario Santuena</text:span><text:span text:style-name="T301">.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55">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55">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7"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7"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5">–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56">Kardaberaz’ </text:span><text:span text:style-name="T257">Eusqueraren berri onac</text:span><text:span text:style-name="T258"> (1761)</text:span></text:p>
          </table:table-cell>
          <table:table-cell table:style-name="ce12" office:value-type="string" calcext:value-type="string">
            <text:p>Kardaberaz, Agustin. 2004 [1761]. <text:span text:style-name="T302">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9">Gómez, Ricardo. 1991. Erronkarierazko dotrina argitaragabe bat: Edizioa eta azterketa. </text:span><text:span text:style-name="T303">International Journal of Basque Linguistics and Philology</text:span><text:span text:style-name="T304"> [ASJU] Special Issue 14(1). 375</text:span><text:span text:style-name="T305">–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5">–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5">–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5">–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6">Kamino, Peio &amp; Patxi Salaberri. 2006. Luzaideko eta Ondarrolako hiru gutun. </text:span><text:span text:style-name="T307">Fontes Linguae Vasconum</text:span><text:span text:style-name="T308"> 101. 95</text:span><text:span text:style-name="T305">–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9">Estornés Lasa, José. 1984. Mendigatxa’k Azkue’ri kartak (1902-1916) eta Erronkari’ko uskaratik utzulpen ta goarpenak. </text:span><text:span text:style-name="T310">Fontes Linguae Vasconum</text:span><text:span text:style-name="T311"> 43. </text:span><text:span text:style-name="T312">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5">–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5">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au, 1909garren urtean astronomo Turkiatar batek teleskopioz bein uts-utsean <text:span text:style-name="T1">ikusia iza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Bere mailan ezarririk, bridge, golf, politika ta lepo-kibizte, korbatatzaz gure alkar.izketa <text:span text:style-name="T1">jardu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B 612’ren aipamen, ospea jaretsi naian, zorionez azkenean Turkiatar jauntzar batek, bere erritarrak europatar antzera <text:span text:style-name="T1">jantzi eitezela</text:span>, indarrez beartu eba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Ondoren, <text:span text:style-name="T1">mugidu</text:span> ezin <text:span text:style-name="T1">diran</text:span> ezkero, sei ilebete luze egoste, eio-aldiak irauntzen dautsan bitartean, lo egoten dira</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urakan dodazan eritxiak larregi ez <text:span text:style-name="T1">dira aldatu</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 ain bidezko, zentzuduna ezagutu ebalako, gure adiñeko gizona guztiz pozik, alai <text:span text:style-name="T1">geratz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motorrean zerbait apurtu, <text:span text:style-name="T1">e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txuaren erantzuna entzutean, osoz arritu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text:span text:style-name="T1">alaitzen zala</text:span> ikusirik, oso arrituta geratu nint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alaitzen zala ikusirik, oso arritut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ain txikia… Begira, aditu eizu! Lo <text:span text:style-name="T1">geratu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uzaro iraun eban amets-zoro baten <text:span text:style-name="T1">murgild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ndoren sakelatik artxoa atera ta bere atxorratzaz so-egiten <text:span text:style-name="T1">barnerat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ndik zatoz, gizontxu? Zure etxe, egoitza, non <text:span text:style-name="T1">geratzen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ña lotzen ez ba dozu, edozein lekutara joan eta <text:span text:style-name="T1">galduko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1">Bai, ue artu zuenen, ue </text:span><text:span text:style-name="T233">libratuko</text:span><text:span text:style-name="T231"> men </text:span><text:span text:style-name="T233">tzan</text:span><text:span text:style-name="T231"> bat e ezen zeai pae; baiño ango nazionalidaden sartuta, ta ango zeakiñ ezkonduta, ango familikiñ sartuta, o ol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Gurea, esaten do ango izketea, lenguajea, ikasi zolako </text:span><text:span text:style-name="T236">defendittu zal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text:span text:style-name="T1">defendittu zala</text:span>. Baiño ikuste men tzon, an bee bizi guztiako zeukela geldittu bearra gelditzen balimaz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Euzkikiñ </text:span><text:span text:style-name="T236">giatzen</text:span><text:span text:style-name="T235"> men </text:span><text:span text:style-name="T236">tzan</text:span><text:span text:style-name="T235"> nun tzeo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7">Alakoxe joeran, goizen gosaitteko mendi punta batea </text:span><text:span text:style-name="T238">azaldu</text:span><text:span text:style-name="T237"> men </text:span><text:span text:style-name="T238">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ikasteko oso burue ona zon, ta jotzeko re poliki </text:span><text:span text:style-name="T236">moldatzen 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erropatan e ez. Ordun etzan labadoraik eta ezer e. Urdun, asten beiñ </text:span><text:span text:style-name="T240">aldatzen tziñen</text:span><text:span text:style-name="T239">, e; eo bi aldiz, geiau ez</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billerea </text:span><text:span text:style-name="T236">itten tzan</text:span><text:span text:style-name="T235"> d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Atotxan e, Donostiñ, izan giñen gu. Urdun udaberriñ </text:span><text:span text:style-name="T240">itten tzan</text:span><text:span text:style-name="T239"> zea oi “dia de la patria” o aberri eun oi</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tzokiñ? Bai, bai; oaiñ </text:span><text:span text:style-name="T236">itten dien</text:span><text:span text:style-name="T235">, oaingo estiloa. Tabernea ta dana itten tzona 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Ta eguardin babarrunea sesiñekiñ eosita; babarrunea ta azak </text:span><text:span text:style-name="T240">jaten tzien</text:span><text:span text:style-name="T239">, eta berriketa gutxi</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12">Et</text:span><text:span text:style-name="T241">zan aldatzen</text:span> oain bezela eunero. Bestela nola garbittu oaiñ aiñe arropa eskut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Oiko arropea re, eztait iru asteti beiñ eo ola </text:span><text:span text:style-name="T236">garbitzen 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Eta pillea juntatzen tzan ordun e, dana eskuz. Len-lenau <text:span text:style-name="T1">itten tzan</text:span> arropea, telea etxen tejitzen tzan, eune</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Eta pillea juntatzen tzan ordun e, dana eskuz. Len-lenau itten tzan arropea, telea etxen <text:span text:style-name="T1">tejitzen tzan</text:span>, eune</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Oita amar bat igoal <text:span text:style-name="T1">bilduko giñen</text:span>. Maistrea Eizmendikoa zeon, Margarita; zean aizpa, or badau Zubeldia, oaiñ alkate eo, orren aman aizp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defendittu zala. Baiño ikuste men tzon, an bee bizi guztiako zeukela geldittu bearra <text:span text:style-name="T1">gelditzen</text:span> <text:span text:style-name="T1">balima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i-iru zaldibitarrak e ba men tzittun, baiño ak e ematen tzien tratukiñ an </text:span><text:span text:style-name="T240">ill</text:span><text:span text:style-name="T239"> emen </text:span><text:span text:style-name="T240">tzi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text:span><text:span text:style-name="T240">jetsi</text:span><text:span text:style-name="T239"> men </text:span><text:span text:style-name="T240">tzan</text:span><text:span text:style-name="T239"> itsaso bera, eta itsasadarra kruzau ezkeo, Espaiñikin ondo zeukenak; pasatu ezkeo ak ekarriko zuela bazekiñ</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Eta eunsentiako, laar bateti bera itsas-baztarrea </text:span><text:span text:style-name="T236">jetsi</text:span><text:span text:style-name="T235"> men </text:span><text:span text:style-name="T236">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eiñ alderdi bateti ta bein besteti emanez, juxtu-juxtu beste alderdiaiño </text:span><text:span text:style-name="T240">pasa zan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aiño beste alderdia pasa ezkeo, espaiñolak ezpaiño Espaiñin faborez zean tzerenak men tzeuzken sóldaduk; eta aata </text:span><text:span text:style-name="T240">pasa</text:span><text:span text:style-name="T239"> men </text:span><text:span text:style-name="T240">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Gerra </text:span><text:span text:style-name="T236">ata zan</text:span><text:span text:style-name="T235">, eta gero gerra eaman giñutz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ala jun giñen, eta komandante oi </text:span><text:span text:style-name="T240">ata zan</text:span><text:span text:style-name="T239">, eta Resti zan orrek esan tzion, bueno, nekiñ nola zeuken asunto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Eta gero emakumek e <text:span text:style-name="T1">jarri zien</text:span>, ba; eta emakumentzat jarri ue, ta geo gu pasa giñen gizonezkok Joxepane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Eta gero emakumek e jarri zien, ba; eta emakumentzat jarri ue, ta geo gu <text:span text:style-name="T1">pasa giñen</text:span> gizonezkok Joxepane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Emen gerra </text:span><text:span text:style-name="T236">moittu zan</text:span><text:span text:style-name="T235"> garaiñ, gu zeatu giñen, erriri eze pasa etzeiñ</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ortzen tzien ba Beasindi ta onutza; ta alkate zeon ordun, Muertzako Joan tzana zeon. Ta ue </text:span><text:span text:style-name="T240">atatzen tzan</text:span><text:span text:style-name="T239">, ta danak bialtzen tzittu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9">Eskerrak; emen zerbaitt </text:span><text:span text:style-name="T240">pasatu baldimazan</text:span><text:span text:style-name="T239">… danak ilko giñuzt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7">San Joanetan makala ekartze gendun. San Joan bezpera gauen, koadrillea </text:span><text:span text:style-name="T238">biltze giñen</text:span><text:span text:style-name="T237"> eta makala ekartze gendu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Ta goizen, beintzat, taloa ta esnea; eta andik ondo jan ezkeo ondo </text:span><text:span text:style-name="T240">geatzen tziñ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torri zen mila bederatziehun ta bian eta hemen gelditu </text:span><text:span text:style-name="T242">zen, eta gero </text:span><text:span text:style-name="T243">ezkondu zen</text:span><text:span text:style-name="T242"> nere amakin</text:span><text:span text:style-name="T244"> </text:span><text:span text:style-name="T242">Juana Elizalde Juandikotena eta elizondarra, nere ama eta ezkondu ziren eta holaxen</text:span><text:span text:style-name="T244"> </text:span><text:span text:style-name="T242">sortu gara Elizondo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torri zen mila bederatziehun ta bian eta hemen gelditu </text:span><text:span text:style-name="T242">zen, eta gero ezkondu zen nere amakin</text:span><text:span text:style-name="T244"> </text:span><text:span text:style-name="T242">Juana Elizalde Juandikotena eta elizondarra, nere ama eta </text:span><text:span text:style-name="T243">ezkondu ziren</text:span><text:span text:style-name="T242"> eta holaxen</text:span><text:span text:style-name="T244"> </text:span><text:span text:style-name="T242">sortu gara Elizondo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42">Ni </text:span><text:span text:style-name="T243">bainitzen</text:span><text:span text:style-name="T242">..., aite frantzesa nuen nik, “subdito frances” </text:span><text:span text:style-name="T243">deitze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Beti elkarrekin, bai, bai. Hola, bodak tziela, herriko bestak tziela, gero zenbaitaz gaten ginen, </text:span><text:span text:style-name="T240">deitzen zen</text:span><text:span text:style-name="T239"> “instrumentos autotonos”, dantzariek eta batre gabe</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Alde batetik </text:span><text:span text:style-name="T240">hartzen zena </text:span><text:span text:style-name="T239">bertzetik utzi behar zen, gero atabaletik heldu zen garbi</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5">Han elize</text:span><text:span text:style-name="T244"> </text:span><text:span text:style-name="T242">ondoan </text:span><text:span text:style-name="T239">bada etxe bat Pantolingo </text:span><text:span text:style-name="T240">deitzen dena</text:span><text:span text:style-name="T239">, hangoa</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Ta gero mozteko makinek ere baziren behiekin </text:span><text:span text:style-name="T240">ibiltzen zirenak</text:span><text:span text:style-name="T239">, eta hoiek denak, pues, iten gintuen arreglatu</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Gero, aitzinet torriz, ia sartu ziren eta belar pikatzeko makinak, belar pikatzeko makinekin ia, orduen ia, lan puxket <text:span text:style-name="T1">kendu zen</text:span> behiei, ta gero ta guttiago ferratzen ziren behiak eta behorrak gehiogo iten zen, lanak iteko</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Gero, aitzinet torriz, ia sartu ziren eta belar pikatzeko makinak, belar pikatzeko makinekin ia, orduen ia, lan puxket kendu zen behiei, ta gero ta guttiago <text:span text:style-name="T1">ferratzen ziren</text:span> behiak eta behorrak gehiogo iten zen, lanak iteko</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Gero, aitzinet torriz, ia sartu ziren eta belar pikatzeko makinak, belar pikatzeko makinekin ia, orduen ia, lan puxket kendu zen behiei, ta gero ta guttiago ferratzen ziren behiak eta behorrak gehiogo <text:span text:style-name="T1">iten zen</text:span>, lanak iteko</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Lenooko ferra itziak ere, ez</text:span><text:span text:style-name="T240">ta</text:span><text:span text:style-name="T239"> orai hainbertze </text:span><text:span text:style-name="T240">ferratzen</text:span><text:span text:style-name="T239">, orduen gu gan diogu serbizio bat lenaoko ferratziai</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5">Ta gaur egunian behik</text:span><text:span text:style-name="T244"> </text:span><text:span text:style-name="T242">ez </text:span><text:span text:style-name="T243">baite ferratzen</text:span><text:span text:style-name="T242">, </text:span><text:span text:style-name="T239">bakarrik ibiltzen dire ia etxetan, beren karro ttiki betian ia montatuek ituzte behiei azazkalak mozteko, eta gero maingue bat ero bertze balin beda sendatzeko eta holaxen, ia behiek eta ez dut uste deus ferratzen de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5">Ta gaur egunian behik</text:span><text:span text:style-name="T244"> </text:span><text:span text:style-name="T242">ez baite ferratzen, </text:span><text:span text:style-name="T239">bakarrik </text:span><text:span text:style-name="T240">ibiltzen dire</text:span><text:span text:style-name="T239"> ia etxetan, beren karro ttiki betian ia montatuek ituzte behiei azazkalak mozteko, eta gero maingue bat ero bertze balin beda sendatzeko eta holaxen, ia behiek eta ez dut uste deus ferratzen de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5">Ta gaur egunian behik</text:span><text:span text:style-name="T244"> </text:span><text:span text:style-name="T242">ez baite ferratzen, </text:span><text:span text:style-name="T239">bakarrik ibiltzen dire ia etxetan, beren karro ttiki betian ia montatuek ituzte behiei azazkalak mozteko, eta gero maingue bat ero bertze balin beda sendatzeko eta holaxen, ia behiek eta ez dut uste deus</text:span><text:span text:style-name="T240"> ferratzen de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Bai, bai, ta gero, hola hasi nitzen ta </text:span><text:span text:style-name="T240">jarri nitzen</text:span><text:span text:style-name="T239"> jotzen ere polliki</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z, nire ama’ut bakarrik, bakarrik dago gaixoa ta nahiao dut bertze gauze guziek baño etxera gan ama laguntzeko”… ta halaxe </text:span><text:span text:style-name="T240">enitzen gelditu</text:span><text:span text:style-name="T239"> banda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6">Gañera nik izena suertia, gerra denbora zen ta gerran, gerraingetik ezpazen ni </text:span><text:span text:style-name="T247">enintzen</text:span><text:span text:style-name="T248"> soldadue </text:span><text:span text:style-name="T247">i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text:span text:style-name="T1">atra dir</text:span>e txistulariek, atra die atabalariek, atra dire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text:span text:style-name="T1">atra die</text:span> atabalariek, atra dire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atra die atabalariek, <text:span text:style-name="T1">atra dire</text:span>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atra die atabalariek, atra dire harginek, <text:span text:style-name="T1">atra dire</text:span>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Ta orduen, ni etxian bainitzen, </text:span><text:span text:style-name="T240">atratzen nitzen</text:span><text:span text:style-name="T239"> plazara haren ordez jotzera bai, ta bueno, orduen laguntzen nuen hure</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1" office:value-type="string" calcext:value-type="string">
            <text:p><text:span text:style-name="T239">Ta herriek berexi ninduen ni bai, ta ni </text:span><text:span text:style-name="T240">gelditu nitzen</text:span><text:span text:style-name="T239"> Aizkungo plazaiki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rran zioten ia nahi zuen Elizondora etorri, han relojerorik ez zela eta bueno, bazela beste relojero bat eta </text:span><text:span text:style-name="T240">hil zela</text:span><text:span text:style-name="T239">, da baietz etorriko zela</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torri zen mila bederatziehun ta bian eta hemen </text:span><text:span text:style-name="T240">gelditu </text:span><text:span text:style-name="T249">zen</text:span><text:span text:style-name="T242">, eta gero ezkondu zen nere amakin</text:span><text:span text:style-name="T244"> </text:span><text:span text:style-name="T242">Juana Elizalde Juandikotena eta elizondarra, nere ama eta ezkondu ziren eta holaxen</text:span><text:span text:style-name="T244"> </text:span><text:span text:style-name="T242">sortu gara Elizondo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torri zen mila bederatziehun ta bian eta hemen gelditu </text:span><text:span text:style-name="T242">zen, eta gero ezkondu zen nere amakin</text:span><text:span text:style-name="T244"> </text:span><text:span text:style-name="T242">Juana Elizalde Juandikotena eta elizondarra, nere ama eta ezkondu ziren eta holaxen</text:span><text:span text:style-name="T244"> </text:span><text:span text:style-name="T249">sortu gara</text:span><text:span text:style-name="T242"> Elizondo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Gero jendiak, eta karo, kusi zuen behorrekin lana <text:span text:style-name="T1">errexten zela</text:span> gauzak biltzeko etxetara eta abietu ziren etxaldetan, pues, behor ttiki betzuk patzen garraitutzeko</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Gero jendiak, eta karo, kusi zuen behorrekin lana errexten zela gauzak biltzeko etxetara eta <text:span text:style-name="T1">abietu ziren</text:span> etxaldetan, pues, behor ttiki betzuk patzen garraitutzeko</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Gero, aitzinet torriz, ia <text:span text:style-name="T1">sartu ziren</text:span> eta belar pikatzeko makinak, belar pikatzeko makinekin ia, orduen ia, lan puxket kendu zen behiei, ta gero ta guttiago ferratzen ziren behiak eta behorrak gehiogo iten zen, lanak iteko</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Eta gero <text:span text:style-name="T1">sartu ziren</text:span> belar piketzeko, bueno, belar piketzeko makinek aitzinian sortuek ziren, gero sartu ziren ya traktoriak</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Eta gero sartu ziren belar piketzeko, bueno, belar piketzeko makinek aitzinian sortuek ziren, gero <text:span text:style-name="T1">sartu ziren</text:span> ya traktoriak</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ta pixket holaxen gan da eboluzionatuz, klaro, herramientak ere traktorenak eta kanpoko herramienta klaseak denak </text:span><text:span text:style-name="T240">kanbiatu zire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Orduen, bueno, pues bizie atratzen dugu ahal dugun bezala, eta nekazariekin beti kontaktuen gutixeago </text:span><text:span text:style-name="T240">sartzen gara</text:span><text:span text:style-name="T239"> gu</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Hoi behor-itziaikin iten tugu te eskulture ttiki betzuk, aunitz klase, eta orai, hasta inkluso </text:span><text:span text:style-name="T240">kanbietu de</text:span><text:span text:style-name="T239"> hasta ferratzeko manera behorrenak</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a, hori entzunda, gaztaia jateko pozik <text:span text:style-name="T1">para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urrengo egunean, orduan be eguraldi ona egiten eban eta, bidean <text:span text:style-name="T1">jarri ziran</text:span> atzera otsoa eta azeri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ako baten azeriak igoten dau erreka ganeko munera, eta handik adi <text:span text:style-name="T1">paretan da</text:span>, zain otsoa noiz itoko</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hori entzunaz batera, alabeak alde egin eban eta Anbotomendin <text:span text:style-name="T1">parau zan</text:span> biziten harik aurrera, hango kobazulo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Gehienetan andrearen gorputzagaz eta aurpegiagaz irudikatu izan da, dotore jantzita gehienetan gorriz, zuhaitz edo suzko andra modura bere </text:span><text:span text:style-name="T1">agertzen da</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zeri malmutzak baekian gari-jotzaileentzat gatzatua <text:span text:style-name="T1">prestetan zala</text:span> baserri-etxeetan, eta, begiak zuhur eta belarriak adi, bila ebile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ehienetan andrearen gorputzagaz eta aurpegiagaz <text:span text:style-name="T1">irudikatu</text:span> izan <text:span text:style-name="T1">da</text:span>, dotore jantzita gehienetan gorriz, zuhaitz edo suzko andra modura bere agertzen d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zaharra sinestu-sinestu eginda <text:span text:style-name="T1">geratu zan</text:span>, eta hor doaz biak harantz</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ba! Uragaz <text:span text:style-name="T1">nahastau</text:span> egingo <text:span text:style-name="T1">zan</text:span>, badakizu gaztai freskoa biguna izaten dana et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ria jota egoan zelkura <text:span text:style-name="T1">hurreratu zir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ori <text:span text:style-name="T1">sartu da</text:span> errekan eta hasi da uger bere zakutzarra aldean dauel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na amak be izan eban horren barri, eta ondo gobernauta egoala jakin ebanean, Anbotomendira <text:span text:style-name="T1">zuzend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Harrittu zidan gauz bat, astian beiñ edo euskaldun batzuk </text:span><text:span text:style-name="T190">elkartzen giñ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50">Ba Oyártzunen </text:span><text:span text:style-name="T251">esáten dà</text:span><text:span text:style-name="T250">... ba.... “duk”!</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text:span text:style-name="T1">egiten tzen</text:span> erè, ez aimbestè, baña itz iten tze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egiten tzen erè, ez aimbestè, baña itz <text:span text:style-name="T1">iten tz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eo Doníbane dagò pixkat aldunt zago erá beràn eta diférente </text:span><text:span text:style-name="T73">eg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mén násketa zuka, ika eta... oráindik erè Zumailekútan basérritàn </text:span><text:span text:style-name="T73">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Oyárt zungoàk doñua dáuka, doñu beréziyà... azkarro… azkárragò itz </text:span><text:span text:style-name="T73">eíten dà</text:span><text:span text:style-name="T72">, ika géyenè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e bài ite’itugù betezko akatxik gramátikàlak onártuak dáudenàk, ondo bezelà, olá itz </text:span><text:span text:style-name="T73">eíten dàlako</text:span><text:span text:style-name="T72"> em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a an egondu giñan, ba eztait pa, sei illabete olakon bat, geo <text:span text:style-name="T1">bueltatu giñen</text:span> baño attak nunbait bezela lan eondu z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Gero urte astean, gauzak </text:span><text:span text:style-name="T190">aldatu zitziren</text:span><text:span text:style-name="T150"> baño urte oyetan nere oroit zapenak nei mingotx oi di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rá bereàn indústria </text:span><text:span text:style-name="T73">sartu zèn</text:span><text:span text:style-name="T72"> gure erría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berréskuratù degù... ba basérritarrekìn ízketàn ta au... ta au dà... berréskuratzèn ta or iruitzen daláko numbait eta or </text:span><text:span text:style-name="T73">atératz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ta klaro pent satu bear duzù beláuni àsko eméngo zenén Oréetako ikástolatìk </text:span><text:span text:style-name="T73">pasa dià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3" office:value-type="string" calcext:value-type="string">
            <text:p>Ai nintzán amésten txikítako jolásekìn eta nola <text:span text:style-name="T1">iyótzen níntzen</text:span> arbóletarà</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9">Lo gútxitàn edo ya ia galtzen ari naizèla eta olá </text:span><text:span text:style-name="T240">geldítu nàiz</text:span><text:span text:style-name="T239"> seinsue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52">Langille orrekìn tropézu egín dùt eta erori egín:àiz bañan bueno </text:span><text:span text:style-name="T253">altxatu nàiz</text:span><text:span text:style-name="T252">, korrika júan nài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rea da bigarren beláunaldià ta ... ni </text:span><text:span text:style-name="T73">goatzen naiz</text:span><text:span text:style-name="T72"> gu... ba... nola itz egíten genùn l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50">Ordúan euskálkia... eta ni </text:span><text:span text:style-name="T251">guatzen naz</text:span><text:span text:style-name="T250">, adíbidèz, guk ayó esáte genù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50">Ordúan alako batean </text:span><text:span text:style-name="T251">goátzen naiz</text:span><text:span text:style-name="T250"> Anjel Marík esán tzialà “Agur Jo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5">–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ente xümeen lagüntzea, hori ene helbürüa Eüskal Herriko deretxoak, <text:span text:style-name="T1">izan ditian azkartüak</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Frantziako erregeaz, <text:span text:style-name="T1">niz ohoratürik izan</text:span> Dütüdalarik langile, berrehun bat ontziet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Züek Garat bi anaiak, Parise jarraikiz hola Saldükeria bat bezala, <text:span text:style-name="T1">zidee</text:span> gütarik <text:span text:style-name="T1">ikusi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Domingok bere emaztegeiaren ezagütza egiten dü. Bi etxekoen, gustükoa da, berehala <text:span text:style-name="T1">ezkon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inkoaren aitzinean Betikoz <text:span text:style-name="T1">gira jüntatzen</text:span> Zinez dügü hitze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bokatü ageria, han züan esküalatü, Emaztea ezagütü, Bordelen <text:span text:style-name="T1">ziren kokatü</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gün gaitzak <text:span text:style-name="T1">sortü ziren</text:span>, Lapurdiko jenteentako Landesetarat haizatürik, milako bat da zentüko</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bentik joaitea, orai <text:span text:style-name="T59">da hüilantü</text:span> Bihotza kargatürik, behar dit partit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niz</text:span> batere <text:span text:style-name="T1">debeatzen</text:span>, zurekilan laket nüz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akit zer düzün nahi, zure süak dü salatzen Ni ere zure ondoan, ez <text:span text:style-name="T1">niz</text:span> batere <text:span text:style-name="T1">debeatzen</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salerosleak, aisa <text:span text:style-name="T1">dira aberasten</text:span> Jente beltzak esklabotzat, dütüe üsü erabil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ki arrazakeria, gü beigira bühürtüko Gizonekilan batean, borrokan <text:span text:style-name="T1">gira sartüko</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esklabo salerospenek erregearen süstengia badüe, bena ere Elizarena; Aisha emazte Afrikanoa borrokan <text:span text:style-name="T1">sartzen da</text:span> hai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Kasü non zer erabaki, gütartetik <text:span text:style-name="T1">jelkiko den</text:span> Bardintarzünarekilan, oroit beti nunko gir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ik orain urte zonbait, ez <text:span text:style-name="T1">girela kürütxatzen</text:span> Bizi harroa gisala, dük Parisen era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alderdiak, Frantziako eta Eüskal Herriko ordezkariak harremanetan <text:span text:style-name="T1">sar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tzar huntarik uste düt, lege hon <text:span text:style-name="T1">sortüko dela</text:span> Eüskal Herriarentzat ere, eragin lüketenak</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Sartzen da</text:span> Diturbide, Üztaritzeko mezülaria, lau lege gizon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gira</text:span> hortan <text:span text:style-name="T1">eküratüko</text:span> Borroka dügü arrahartüko Geroarentzat egin bidea Gure haurrentzat Eüskal Herria</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Parise hiri nausialat, lehen bai lehen jin zitee Beste haütetsiekilan, oro <text:span text:style-name="T1">mintzatüko zidee</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epotik beheraxago 5 harrespil edo cromlech <text:span text:style-name="T1">ikertürik izan ziren</text:span>: harri biribilen erdiko kütxa batetan korpizki erraki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Eta eman zeiztan bi fotokopia. Horietan <text:span text:style-name="T1">agertzen zen</text:span> J. B. Orpustanen lan ba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idatzi zaharren irakurteko üsaintxa <text:span text:style-name="T1">agertzen zen</text:span> eta J. B. Orpustanek mereximentü handia züan idatzi hori irakurri eta oharrak herrokatü beitzüt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Manexen idatzi hortan Xiberoako bizkontea bere izenean mintzo da, ez <text:span text:style-name="T1">da</text:span> Lextarreko kargüdünik <text:span text:style-name="T1">agertz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farroako korteko 13 Errikonbreak <text:span text:style-name="T1">agertzen dira</text:span> ordüko taula batetan eta horietan <text:span text:style-name="T13">lehoa txütik</text:span> ikusten da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text:span text:style-name="T1">agertzen da</text:span>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Noizean behin harrespiletan biltzen ziren, zeremonia mota bat egiten züen, arrastoetarik hori </text:span><text:span text:style-name="T1">pentsa liteke</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Nafarroako korteko 13 Errikonbreak agertzen dira ordüko taula batetan eta horietan <text:span text:style-name="T13">lehoa txütik</text:span> <text:span text:style-name="T1">ikusten da</text:span>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agertzen da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ientako beste aldean zen herritarren jentetza <text:span text:style-name="T1">baratzen zen</text:span> <text:span text:style-name="T13">basa</text:span> eta <text:span text:style-name="T13">ez-jaki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sago <text:span text:style-name="T1">konprenitzen da</text:span> <text:span text:style-name="T13">vidimius</text:span> delakoaren idazleak okzitanieraz Xiberoako idatzien ützültzeko beharr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bañezen eta Casaubonen jakitateen ondoan ttipi <text:span text:style-name="T1">senditzen nintza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izean behin harrespiletan <text:span text:style-name="T1">biltzen ziren</text:span>, zeremonia mota bat egiten züen, arrastoetarik hori pentsa liteke</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inera bost harrespil bada, beraz bost familia, bost aria edo bost ibarretako jenteak hor <text:span text:style-name="T1">biltzen ziren</text:span>, eta bostak ver lek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ortara heltzeko üsü <text:span text:style-name="T1">bildü ziren</text:span>, eztabaida lüzeak eram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text:span text:style-name="T1">biltzen zen</text:span> jentea eta horrek antolatzen züan zeremonia asma ezina zaü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erregeak <text:span text:style-name="T1">hil ziren</text:span> eritarzünez Tunisen 1270. urte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text:span text:style-name="T1">ützül gitean</text:span> 1337ko hitzarmenen garaiala, hortaz argitarzün eman beitzüan Nussy Sain-Saëns legegizo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Feodalitatea, erran nahi beita lür eremü handien jabetze pribatüa eta esklabo edo serf delakoen erabiltea, Larrainen eta Santa Grazin baizik ez <text:span text:style-name="T1">zen sartü</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Ricardo Cierbide deitü nüan eta telefonoz goxoki <text:span text:style-name="T1">mintzatü gin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table-cell office:value-type="string" calcext:value-type="string">
            <text:p>(continue collecting examples from Caset (2019: 67)</text:p>
          </table:table-cell>
          <table:table-cell table:number-columns-repeated="16383"/>
        </table:table-row>
        <table:table-row table:style-name="ro1">
          <table:table-cell office:value-type="string" calcext:value-type="string">
            <text:p>(continue collecting examples from Etxart (2019: 19)</text:p>
          </table:table-cell>
          <table:table-cell table:number-columns-repeated="16383"/>
        </table:table-row>
        <table:table-row table:style-name="ro1">
          <table:table-cell office:value-type="string" calcext:value-type="string">
            <text:p>(continue collecting examples from Saint-Exupéry (2002: 17)</text:p>
          </table:table-cell>
          <table:table-cell table:number-columns-repeated="16383"/>
        </table:table-row>
        <table:table-row table:style-name="ro1">
          <table:table-cell office:value-type="string" calcext:value-type="string">
            <text:p>(continue collecting examples from Del Rio (2009: 112)</text:p>
          </table:table-cell>
          <table:table-cell table:number-columns-repeated="16383"/>
        </table:table-row>
        <table:table-row table:style-name="ro1" table:number-rows-repeated="104708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Frutiger-BoldCn" svg:font-family="Frutiger-BoldCn" style:font-family-generic="swiss"/>
    <style:font-face style:name="Frutiger-LightCn" svg:font-family="Frutiger-LightCn" style:font-family-generic="swiss"/>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20T19:58:54.905000000</dc:date>
    <meta:editing-duration>P2DT22H57M14S</meta:editing-duration>
    <meta:editing-cycles>1473</meta:editing-cycles>
    <meta:generator>LibreOffice/7.5.2.2$Windows_X86_64 LibreOffice_project/53bb9681a964705cf672590721dbc85eb4d0c3a2</meta:generator>
    <meta:document-statistic meta:table-count="1" meta:cell-count="16006" meta:object-count="0"/>
  </office:meta>
</office:document-meta>
</file>